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</text:p>
      <text:p text:style-name="P1">Game mechanichs</text:p>
      <text:p text:style-name="P1">###############</text:p>
      <text:p text:style-name="P1">- Wielokrotne przechodzenie gry(podczas runa odblokowujesz przedmity, umiejętności boosty itp). Postęp odblokowywania (itemy, skille, buffy) zostaje zapamiętany (u Poradzisza). Wybierasz je podczas runa u Banasia. 2 typt walut(np: srebro i jedynki). Za jedynki odblokowywujesz przedmioty, skile itp. Za srebro/złoto/monety/JebanegoDisaNaSekunde ulepszesz przedmoity(np : o jeden poziom czy coś) kupujesz w sklepie. </text:p>
      <text:p text:style-name="P1"><text:s/></text:p>
      <text:p text:style-name="P1"><text:s/>- Odblokowanie poty możliwość jej upgardu u poradzisza(permamentne zwiększenien liczby użyć) w zależnosci od poziomu trudnosci jej uzupełnianie w hubie będzie możliwe co np: 2 plansze itp.</text:p>
      <text:p text:style-name="P1"/>
      <text:p text:style-name="P1">~~~~~~~~~~~~~~~~~~</text:p>
      <text:p text:style-name="P1">Atakowanie + Ruch</text:p>
      <text:p text:style-name="P1">~~~~~~~~~~~~~~~~~~</text:p>
      <text:p text:style-name="P1">- Opcja1 - tylko w mele, range jako skill z cooldawnem?</text:p>
      <text:p text:style-name="P1">- Opcja2 - przełaczanie między mele a łukiem/pistoletem (cokolwiek range xd) z limitem strzał(odnawiają się tako/po jakimś czasie znikają z ziemi i odrazu pojawiają się w puli[różnica <text:s/>wtym że jak strzelisz wszystkie szbko jedna po drugiej to wrócą tak samo, z cooldawnem po prostu np. co 5 sec?])</text:p>
      <text:p text:style-name="P1">- Opcja3 [BARDZO AMBITNA] - atak uzależniony od posiadanej broni, możliwość posiadania 2 broni naraz i zmiany między nimi </text:p>
      <text:p text:style-name="P1"><text:s/></text:p>
      <text:p text:style-name="P1">- Sterowanie np: WSAD</text:p>
      <text:p text:style-name="P1">- Dogeroll</text:p>
      <text:p text:style-name="P1">- przyciski na skille(x skilli do uzywania)</text:p>
      <text:p text:style-name="P1"/>
      <text:p text:style-name="P1"/>
      <text:p text:style-name="P1">#####################################################</text:p>
      <text:p text:style-name="P1">Plansze i poziomy trudności</text:p>
      <text:p text:style-name="P1">#####################################################</text:p>
      <text:p text:style-name="P1">~~~~~~~~~~~~~~~~~~~~~~~~~~~~~~~~~~~~~~~~~~~~~~~~~~~~~</text:p>
      <text:p text:style-name="P1">Układ mapy zmiana przeciwników wg poziomu trudnosci</text:p>
      <text:p text:style-name="P1">~~~~~~~~~~~~~~~~~~~~~~~~~~~~~~~~~~~~~~~~~~~~~~~~~~~~~</text:p>
      <text:p text:style-name="P1">HUB:</text:p>
      <text:p text:style-name="P1">Bursa wantucha, jest tam Poradzisz i Banaś, możliwośc wyelczenia do pełna i uzupełnienia poty</text:p>
      <text:p text:style-name="P1"><text:tab/></text:p>
      <text:p text:style-name="P1"><text:soft-page-break/>starter room -&gt; lvl -&gt; hub -&gt; boss -&gt; hub -&gt; lvl.. i tak do ostatniego bossa(na 4 poziomie trudnosci po nim wyskakuje możliwość wejscia na arene z poradziszem potem dodatkowa plansza tylko na ten poziom trudnosci a na jej koncu witaszkowa)</text:p>
      <text:p text:style-name="P1"/>
      <text:p text:style-name="P1">Mapa na sztywno później zastąpiona generatorem?</text:p>
      <text:p text:style-name="P1"/>
      <text:p text:style-name="P1">~~~~~~~~~~~~~~~~~~~~~~~~~~~~~~~~~~~~~~~~~~~~~~~~~~~~</text:p>
      <text:p text:style-name="P1">Pierwsza PLansza - Oponenci + opisy modelów i ataki </text:p>
      <text:p text:style-name="P1">~~~~~~~~~~~~~~~~~~~~~~~~~~~~~~~~~~~~~~~~~~~~~~~~~~~~</text:p>
      <text:p text:style-name="P1"><text:tab/></text:p>
      <text:p text:style-name="P1"><text:tab/>Nie wiem co z zwykłymi mobami? może po prostu jakieś losowe zombie, szkielety, Pany Poczwara itp?</text:p>
      <text:p text:style-name="P1"/>
      <text:p text:style-name="P1">3 prostych oponentów :</text:p>
      <text:p text:style-name="P1">- zombie (pierwszak z telefonem xd)</text:p>
      <text:p text:style-name="P1">- szkielet/łucznik - laska z anoreksją, rozpada się po jednym trfieniu w mele/skillem, resistance na łuki?</text:p>
      <text:p text:style-name="P1">- woźna - potężniejszy od poprzedników, w mele atakuje miotłą, rzadki atak rzut wiadrem wody, spowalnia</text:p>
      <text:p text:style-name="P1"/>
      <text:p text:style-name="P1">1 boss</text:p>
      <text:p text:style-name="P1">- Pajor (chemia) wyglad jak Pajorka omega lul, ewentualnie dorbne zaminy (np. jakieś szkło chemiczne w ręc idk)</text:p>
      <text:p text:style-name="P1"><text:tab/>ataki</text:p>
      <text:p text:style-name="P1"><text:tab/>- smutny ogóras - rzuca papierosem przy trafieniu czasowy debuff ( zmniejszone dmg, hp, movment speed)?</text:p>
      <text:p text:style-name="P1"><text:tab/>- rzut fiolką czy innym gównem - trucizna DOT</text:p>
      <text:p text:style-name="P1"><text:tab/>- w mele uderza tulipanem (sponsorowanie alko xd?)</text:p>
      <text:p text:style-name="P1"/>
      <text:p text:style-name="P1"/>
      <text:p text:style-name="P1">###########</text:p>
      <text:p text:style-name="P1">Easter egg</text:p>
      <text:p text:style-name="P1">###########</text:p>
      <text:p text:style-name="P1">Mini boss hitler po zabicu za dużo żydów (np: 80% z całej planszy/całego runa):</text:p>
      <text:p text:style-name="P1">-wygląd: naprawdę muszę tłumaczyć?</text:p>
      <text:p text:style-name="P1">-ataki: trujaca chmura, strzał z pistoletu, jak nie zabijesz go szybko to strzela sobie w głowe i umiera, ty nic nie dostajesz</text:p>
      <text:p text:style-name="P1">-jeżeli go zabijesz dostajesz: 2x cały loot z żydów(z pozostałych i to co zbrałeś wcześniej)</text:p>
      <text:p text:style-name="P1"/>
      <text:p text:style-name="P1">Ołtarz Javy - teleportuje to pokoju wyglad MC, na koncu pokoju POTENSZNY DAJMOND SŁORD(oficjalna nazwa itemu)</text:p>
      <text:p text:style-name="P1"/>
      <text:p text:style-name="P1"><text:soft-page-break/>Odwołanie do soulsów - ognisko/Solare/Sigmeyer lub Siegward.</text:p>
      <text:p text:style-name="P1"/>
      <text:p text:style-name="P1">Belle delphine? ni chuja nie wiem gdzie</text:p>
      <text:p text:style-name="P1">-sprzedaje gamer girl barh water -&gt; 100% hp + bless na cały poziom essa</text:p>
      <text:p text:style-name="P1"/>
      <text:p text:style-name="P1">IVVR - przyjazne NPC dajace boosty, LORE, konieczni do odblokowania niektórych wymaganych itemów (zeby np móc wchodzić w niedostępne lokacje)</text:p>
      <text:p text:style-name="P1">- Pan Kapitan</text:p>
      <text:p text:style-name="P1">- Jarek krul Dżungli (z tyłu za nim kostium Gravesa?)</text:p>
      <text:p text:style-name="P1">- Bobnobo co wcina Banany i szejki proteinowe</text:p>
      <text:p text:style-name="P1">- HerrBarbaraŚ - wygląd kurczaka z lola</text:p>
      <text:p text:style-name="P1">- Kuzyn Kapitana - nie znam opa jak on z liceum</text:p>
      <text:p text:style-name="P1"/>
      <text:p text:style-name="P1">###########################################</text:p>
      <text:p text:style-name="P1">LOSOWE RZECZY DO POŹNIEJSZEGO WYKORZYSTANIA</text:p>
      <text:p text:style-name="P1">###########################################</text:p>
      <text:p text:style-name="P1">Banaś w hubie między lvl -&gt; wybierasz buffy/skille na run(free wczesniej kupione u Poradzisza za ). Upgrade przedmitów jeśli wprowadzone?</text:p>
      <text:p text:style-name="P1">Poradzisz -&gt; kupujesz u niego (za cos?) skille, bronie, itd, -&gt; potem Poradzisz zdradzi przed ostatnim, ostatnim starciem z Jolantą W. (Wjeżdża na arenę cinquecento potem wyskakuje i je miażdży. Gruby, ekran się trzęsie przy jego ruchach, potencjalny atak: szarża brzuchem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09-16T22:09:24.505000000</dc:date>
    <meta:editing-duration>PT1M10S</meta:editing-duration>
    <meta:editing-cycles>3</meta:editing-cycles>
    <meta:document-statistic meta:table-count="0" meta:image-count="0" meta:object-count="0" meta:page-count="3" meta:paragraph-count="64" meta:word-count="608" meta:character-count="4291" meta:non-whitespace-character-count="3728"/>
  </office:meta>
</office:document-meta>
</file>